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DC0000010E1E4CE5857FA656F7.jpg" manifest:media-type="image/jpeg"/>
  <manifest:file-entry manifest:full-path="Pictures/10000201000008800000077B3DAAB33CEA142ED5.png" manifest:media-type="image/png"/>
  <manifest:file-entry manifest:full-path="Pictures/100000000000014B000001D211DB82A4BE73BD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a667" officeooo:paragraph-rsid="000aa667"/>
    </style:style>
    <style:style style:name="P2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3" style:family="paragraph" style:parent-style-name="Standard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4" style:family="paragraph" style:parent-style-name="Text_20_body">
      <style:text-properties fo:font-size="28pt" officeooo:rsid="00119e2d" officeooo:paragraph-rsid="00135d9b" style:font-size-asian="28pt" style:font-size-complex="28pt"/>
    </style:style>
    <style:style style:name="P5" style:family="paragraph" style:parent-style-name="Table_20_Contents">
      <style:paragraph-properties fo:line-height="100%"/>
      <style:text-properties fo:font-size="18pt" fo:font-weight="bold" officeooo:rsid="001fb6bb" officeooo:paragraph-rsid="001fb6bb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line-height="100%"/>
      <style:text-properties fo:font-size="18pt" fo:font-weight="bold" officeooo:rsid="000aa667" officeooo:paragraph-rsid="000aa667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line-height="100%"/>
      <style:text-properties fo:font-size="18pt" fo:font-weight="bold" officeooo:rsid="0014eccf" officeooo:paragraph-rsid="0014eccf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line-height="100%"/>
      <style:text-properties fo:font-size="18pt" fo:font-weight="bold" officeooo:rsid="00157f66" officeooo:paragraph-rsid="00157f66" style:font-size-asian="18pt" style:font-weight-asian="bold" style:font-size-complex="18pt" style:font-weight-complex="bold"/>
    </style:style>
    <style:style style:name="P9" style:family="paragraph" style:parent-style-name="Table_20_Contents">
      <style:text-properties fo:font-size="18pt" style:font-size-asian="18pt" style:font-size-complex="18pt"/>
    </style:style>
    <style:style style:name="P10" style:family="paragraph" style:parent-style-name="Table_20_Contents">
      <style:paragraph-properties fo:line-height="100%"/>
      <style:text-properties fo:font-size="18pt" officeooo:rsid="000aa667" officeooo:paragraph-rsid="000aa667" style:font-size-asian="18pt" style:font-size-complex="18pt"/>
    </style:style>
    <style:style style:name="P11" style:family="paragraph" style:parent-style-name="Table_20_Contents">
      <style:paragraph-properties fo:line-height="100%"/>
      <style:text-properties fo:font-size="18pt" officeooo:rsid="000f1d48" officeooo:paragraph-rsid="001fb6bb" style:font-size-asian="18pt" style:font-size-complex="18pt"/>
    </style:style>
    <style:style style:name="P12" style:family="paragraph" style:parent-style-name="Table_20_Contents">
      <style:paragraph-properties fo:line-height="100%"/>
      <style:text-properties fo:font-size="18pt" officeooo:rsid="00311636" officeooo:paragraph-rsid="00311636" style:font-size-asian="18pt" style:font-size-complex="18pt"/>
    </style:style>
    <style:style style:name="P13" style:family="paragraph" style:parent-style-name="Table_20_Contents">
      <style:paragraph-properties fo:line-height="100%"/>
      <style:text-properties fo:font-size="18pt" officeooo:rsid="003131d8" officeooo:paragraph-rsid="003131d8" style:font-size-asian="18pt" style:font-size-complex="18pt"/>
    </style:style>
    <style:style style:name="P14" style:family="paragraph" style:parent-style-name="Table_20_Contents">
      <style:paragraph-properties fo:line-height="100%"/>
      <style:text-properties fo:font-size="18pt" officeooo:rsid="000d72d2" officeooo:paragraph-rsid="000d72d2" style:font-size-asian="18pt" style:font-size-complex="18pt"/>
    </style:style>
    <style:style style:name="P15" style:family="paragraph" style:parent-style-name="Table_20_Contents">
      <style:paragraph-properties fo:line-height="100%"/>
      <style:text-properties fo:font-size="18pt" officeooo:rsid="0033c6aa" officeooo:paragraph-rsid="0033c6aa" style:font-size-asian="18pt" style:font-size-complex="18pt"/>
    </style:style>
    <style:style style:name="P16" style:family="paragraph" style:parent-style-name="Table_20_Contents">
      <style:paragraph-properties fo:line-height="100%"/>
      <style:text-properties fo:font-size="18pt" officeooo:rsid="00351acb" officeooo:paragraph-rsid="00351acb" style:font-size-asian="18pt" style:font-size-complex="18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66pt" officeooo:rsid="003131d8" officeooo:paragraph-rsid="003131d8" style:font-size-asian="66pt" style:font-size-complex="66pt"/>
    </style:style>
    <style:style style:name="P18" style:family="paragraph" style:parent-style-name="Title">
      <style:text-properties style:font-name="Comic Sans MS" fo:font-size="26pt" officeooo:paragraph-rsid="00360e18" style:font-size-asian="26pt" style:font-size-complex="26pt"/>
    </style:style>
    <style:style style:name="P19" style:family="paragraph" style:parent-style-name="Table_20_Contents">
      <style:paragraph-properties fo:line-height="100%"/>
      <style:text-properties fo:font-size="18pt" officeooo:rsid="003d3a36" officeooo:paragraph-rsid="003d3a36" style:font-size-asian="18pt" style:font-size-complex="18pt"/>
    </style:style>
    <style:style style:name="P20" style:family="paragraph" style:parent-style-name="Table_20_Contents">
      <style:paragraph-properties fo:line-height="100%"/>
      <style:text-properties fo:font-size="18pt" officeooo:rsid="003d8903" officeooo:paragraph-rsid="003d8903" style:font-size-asian="18pt" style:font-size-complex="18pt"/>
    </style:style>
    <style:style style:name="P21" style:family="paragraph" style:parent-style-name="Title">
      <style:text-properties style:font-name="Comic Sans MS" fo:font-size="26pt" officeooo:rsid="001145c1" officeooo:paragraph-rsid="00360e18" style:font-size-asian="26pt" style:font-size-complex="26pt"/>
    </style:style>
    <style:style style:name="T1" style:family="text">
      <style:text-properties officeooo:rsid="00360e18"/>
    </style:style>
    <style:style style:name="T2" style:family="text">
      <style:text-properties officeooo:rsid="003b3833"/>
    </style:style>
    <style:style style:name="T3" style:family="text">
      <style:text-properties officeooo:rsid="003d3a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text:s/>Van:</text:p>
      <text:p text:style-name="P4"/>
      <text:p text:style-name="P18"><text:span text:style-name="T2">mBot</text:span> <text:span text:style-name="T1">voor jonge tieners</text:span></text:p>
      <text:p text:style-name="P21">leskaart 1</text:p>
      <text:p text:style-name="P1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6">Les</text:p>
          </table:table-cell>
          <table:table-cell table:style-name="Table.A1" office:value-type="string">
            <text:p text:style-name="P7">Omschrijving</text:p>
          </table:table-cell>
          <table:table-cell table:style-name="Table.D1" office:value-type="string">
            <text:p text:style-name="P8">Klaar?</text:p>
          </table:table-cell>
        </table:table-row>
        <table:table-row>
          <table:table-cell table:style-name="Table.A2" table:number-rows-spanned="4" office:value-type="string">
            <text:p text:style-name="P17">1</text:p>
          </table:table-cell>
          <table:table-cell table:style-name="Table.B16" office:value-type="string">
            <text:p text:style-name="P10">1</text:p>
          </table:table-cell>
          <table:table-cell table:style-name="Table.C16" office:value-type="string">
            <text:p text:style-name="P10">Blink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2</text:p>
          </table:table-cell>
          <table:table-cell table:style-name="Table.C16" office:value-type="string">
            <text:p text:style-name="P10">Blink <text:span text:style-name="T3">B</text:span>link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3</text:p>
          </table:table-cell>
          <table:table-cell table:style-name="Table.C16" office:value-type="string">
            <text:p text:style-name="P13">Knop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2">4</text:p>
          </table:table-cell>
          <table:table-cell table:style-name="Table.C16" office:value-type="string">
            <text:p text:style-name="P13">Knop flip</text:p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7">2</text:p>
          </table:table-cell>
          <table:table-cell table:style-name="Table.B16" office:value-type="string">
            <text:p text:style-name="P13">5</text:p>
          </table:table-cell>
          <table:table-cell table:style-name="Table.C16" office:value-type="string">
            <text:p text:style-name="P19">7 -segment display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6</text:p>
          </table:table-cell>
          <table:table-cell table:style-name="Table.C16" office:value-type="string">
            <text:p text:style-name="P19">RGB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7</text:p>
          </table:table-cell>
          <table:table-cell table:style-name="Table.C16" office:value-type="string">
            <text:p text:style-name="P19">Potmeter</text:p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8</text:p>
          </table:table-cell>
          <table:table-cell table:style-name="Table.C16" office:value-type="string">
            <text:p text:style-name="P20"/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3">3</text:p>
          </table:table-cell>
          <table:table-cell table:style-name="Table.B16" office:value-type="string">
            <text:p text:style-name="P13">9</text:p>
          </table:table-cell>
          <table:table-cell table:style-name="Table.C16" office:value-type="string">
            <text:p text:style-name="P15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0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1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2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table-cell table:style-name="Table.A2" table:number-rows-spanned="4" office:value-type="string">
            <text:p text:style-name="P17">4</text:p>
          </table:table-cell>
          <table:table-cell table:style-name="Table.B16" office:value-type="string">
            <text:p text:style-name="P13">13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4</text:p>
          </table:table-cell>
          <table:table-cell table:style-name="Table.C16" office:value-type="string">
            <text:p text:style-name="P16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6" office:value-type="string">
            <text:p text:style-name="P13">15</text:p>
          </table:table-cell>
          <table:table-cell table:style-name="Table.C16" office:value-type="string">
            <text:p text:style-name="P14"/>
          </table:table-cell>
          <table:table-cell table:style-name="Table.D16" office:value-type="string">
            <text:p text:style-name="P9"/>
          </table:table-cell>
        </table:table-row>
        <table:table-row>
          <table:covered-table-cell/>
          <table:table-cell table:style-name="Table.B17" office:value-type="string">
            <text:p text:style-name="P13">16</text:p>
          </table:table-cell>
          <table:table-cell table:style-name="Table.C17" office:value-type="string">
            <text:p text:style-name="P11"/>
          </table:table-cell>
          <table:table-cell table:style-name="Table.D17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draw:fill-image draw:name="mbot_5f_voorkant" draw:display-name="mbot_voorkant" xlink:href="Pictures/100000000000014B000001D211DB82A4BE73BDCD.jpg" xlink:type="simple" xlink:show="embed" xlink:actuate="onLoad"/>
    <draw:fill-image draw:name="mbot_5f_voorkant_5f_2" draw:display-name="mbot_voorkant_2" xlink:href="Pictures/10000000000000DC0000010E1E4CE5857FA656F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mbot_5f_voorkant_5f_2" draw:opacity="30%" draw:fill-image-width="9.4854in" draw:fill-image-height="11.6417in" style:repeat="repeat" draw:fill-image-ref-point-x="0%" draw:fill-image-ref-point-y="0%" draw:fill-image-ref-point="center" draw:tile-repeat-offset="0% vertical" style:footnote-max-height="0in">
        <style:background-image xlink:href="Pictures/10000000000000DC0000010E1E4CE5857FA656F7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9-05-12T20:15:51.544790211</dc:date>
    <meta:editing-duration>PT1H38S</meta:editing-duration>
    <meta:editing-cycles>48</meta:editing-cycles>
    <meta:generator>LibreOffice/5.4.6.2$Linux_X86_64 LibreOffice_project/40m0$Build-2</meta:generator>
    <meta:document-statistic meta:table-count="1" meta:image-count="0" meta:object-count="0" meta:page-count="1" meta:paragraph-count="34" meta:word-count="42" meta:character-count="148" meta:non-whitespace-character-count="139"/>
  </office:meta>
</office:document-meta>
</file>